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0 lat and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2]/[.F12]" office:value-type="float" office:value="0.999999999999964" calcext:value-type="float">
            <text:p>1</text:p>
          </table:table-cell>
          <table:table-cell table:formula="of:=[.D12]-[.F12]" office:value-type="float" office:value="-1.70002900645727E-016" calcext:value-type="float">
            <text:p>-1.7000290064572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.04083408558608E-017" calcext:value-type="float">
            <text:p>1.04083408558608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30070444627191E-027" calcext:value-type="float">
            <text:p>1.30070444627191E-02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30070444627191E-027" calcext:value-type="float">
            <text:p>-1.30070444627191E-02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30070444627191E-027" calcext:value-type="float">
            <text:p>-1.30E-027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56635714471603" calcext:value-type="float">
            <text:p>3.56635714471603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356635714471603" calcext:value-type="float">
            <text:p>-3.5663571447160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356635714471603" calcext:value-type="float">
            <text:p>-3.57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18744" calcext:value-type="float">
            <text:p>0.00467299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8.67361737988404E-017" calcext:value-type="float">
            <text:p>8.67361737988404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1877" calcext:value-type="float">
            <text:p>0.0046729901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formula="of:=[.M48]/[.O48]" office:value-type="float" office:value="1.00000000000006" calcext:value-type="float">
            <text:p>1</text:p>
          </table:table-cell>
          <table:table-cell table:formula="of:=[.M48]-[.O48]" office:value-type="float" office:value="2.60208521396521E-016" calcext:value-type="float">
            <text:p>2.6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05343592716997E-026" calcext:value-type="float">
            <text:p>4.05343592716997E-02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05343592716997E-026" calcext:value-type="float">
            <text:p>-4.05343592716997E-02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4.05343592716997E-026" calcext:value-type="float">
            <text:p>-4.05E-02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19515120556585" calcext:value-type="float">
            <text:p>4.19515120556585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419515120556585" calcext:value-type="float">
            <text:p>-4.1951512055658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419515120556585" calcext:value-type="float">
            <text:p>-4.2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36]" office:value-type="float" office:value="0.00467299010618752" calcext:value-type="float">
            <text:p>0.0046729901</text:p>
          </table:table-cell>
          <table:table-cell/>
          <table:table-cell table:formula="of:=[.M60]/[.O60]" office:value-type="float" office:value="0.999999999999983" calcext:value-type="float">
            <text:p>1</text:p>
          </table:table-cell>
          <table:table-cell table:formula="of:=[.M60]-[.O60]" office:value-type="float" office:value="-8.06646416329215E-017" calcext:value-type="float">
            <text:p>-8.07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30070444627191E-027" calcext:value-type="float">
            <text:p>1.30070444627191E-027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1.30070444627191E-027" calcext:value-type="float">
            <text:p>1.30E-02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356635714471603" calcext:value-type="float">
            <text:p>3.56635714471603E-012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.00000000000356635714471603" calcext:value-type="float">
            <text:p>3.5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18744" calcext:value-type="float">
            <text:p>0.0046729901</text:p>
          </table:table-cell>
          <table:table-cell/>
          <table:table-cell table:style-name="ce4" table:formula="of:=[.F24]" office:value-type="float" office:value="0.00467299010618753" calcext:value-type="float">
            <text:p>0.0046729901</text:p>
          </table:table-cell>
          <table:table-cell/>
          <table:table-cell table:formula="of:=[.M72]/[.O72]" office:value-type="float" office:value="0.999999999999981" calcext:value-type="float">
            <text:p>1</text:p>
          </table:table-cell>
          <table:table-cell table:formula="of:=[.M72]-[.O72]" office:value-type="float" office:value="-9.0205620750794E-017" calcext:value-type="float">
            <text:p>-9.02E-0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4.05343592716997E-026" calcext:value-type="float">
            <text:p>4.05343592716997E-026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4.05343592716997E-026" calcext:value-type="float">
            <text:p>4.05E-02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419515120556585" calcext:value-type="float">
            <text:p>4.19515120556585E-01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.0000000000419515120556585" calcext:value-type="float">
            <text:p>4.2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0.999999999999787" calcext:value-type="float">
            <text:p>1</text:p>
          </table:table-cell>
          <table:table-cell table:formula="of:=[.D9]-[.F9]" office:value-type="float" office:value="-0.000000000740328687243164" calcext:value-type="float">
            <text:p>-7.4032868724316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9]/[.O9]" office:value-type="float" office:value="1.00000000164272" calcext:value-type="float">
            <text:p>1.0000000016</text:p>
          </table:table-cell>
          <table:table-cell table:formula="of:=[.M9]-[.O9]" office:value-type="float" office:value="0.00000572165026824223" calcext:value-type="float">
            <text:p>5.72E-00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.46476969543797E-023" calcext:value-type="float">
            <text:p>-2.46E-02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11]/[.O11]" office:value-type="float" office:value="0.220495283384672" calcext:value-type="float">
            <text:p>0.2204952834</text:p>
          </table:table-cell>
          <table:table-cell table:formula="of:=[.M11]-[.O11]" office:value-type="float" office:value="-0.000000252539433307378" calcext:value-type="float">
            <text:p>-2.5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45137" calcext:value-type="float">
            <text:p>0.9999999999</text:p>
          </table:table-cell>
          <table:table-cell table:formula="of:=[.D12]-[.F12]" office:value-type="float" office:value="-0.00000000014429968331342" calcext:value-type="float">
            <text:p>-1.442996833134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12]/[.O12]" office:value-type="float" office:value="0.99999996434928" calcext:value-type="float">
            <text:p>0.9999999643</text:p>
          </table:table-cell>
          <table:table-cell table:formula="of:=[.M12]-[.O12]" office:value-type="float" office:value="-0.0000000937685902258068" calcext:value-type="float">
            <text:p>-9.38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3217617260896E-024" calcext:value-type="float">
            <text:p>-1.83E-02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14]/[.O14]" office:value-type="float" office:value="0.22235447553935" calcext:value-type="float">
            <text:p>0.2223544755</text:p>
          </table:table-cell>
          <table:table-cell table:formula="of:=[.M14]-[.O14]" office:value-type="float" office:value="-0.00000000831010398048012" calcext:value-type="float">
            <text:p>-8.31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7952732" calcext:value-type="float">
            <text:p>3483.0380795273</text:p>
          </table:table-cell>
          <table:table-cell/>
          <table:table-cell table:style-name="ce3" office:value-type="float" office:value="1.00000000164251" calcext:value-type="float">
            <text:p>1.0000000016</text:p>
          </table:table-cell>
          <table:table-cell table:style-name="ce3" office:value-type="float" office:value="0.00000572090948480763" calcext:value-type="float">
            <text:p>5.7209094848076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21]/[.O21]" office:value-type="float" office:value="0.999999997619483" calcext:value-type="float">
            <text:p>0.9999999976</text:p>
          </table:table-cell>
          <table:table-cell table:formula="of:=[.M21]-[.O21]" office:value-type="float" office:value="-0.00000829142982183839" calcext:value-type="float">
            <text:p>-8.2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46476969543797E-023" calcext:value-type="float">
            <text:p>2.46476969543797E-02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46476969543797E-023" calcext:value-type="float">
            <text:p>-2.46476969543797E-02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323974220969341" calcext:value-type="float">
            <text:p>0.00000032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323974220969341" calcext:value-type="float">
            <text:p>-0.00000032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23]/[.O23]" office:value-type="float" office:value="1.04921511908495" calcext:value-type="float">
            <text:p>1.0492151191</text:p>
          </table:table-cell>
          <table:table-cell table:formula="of:=[.M23]-[.O23]" office:value-type="float" office:value="0.0000000033507633636253" calcext:value-type="float">
            <text:p>3.3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85387568" calcext:value-type="float">
            <text:p>2.6302018539</text:p>
          </table:table-cell>
          <table:table-cell/>
          <table:table-cell table:style-name="ce3" office:value-type="float" office:value="0.999999964294418" calcext:value-type="float">
            <text:p>0.9999999643</text:p>
          </table:table-cell>
          <table:table-cell table:style-name="ce3" office:value-type="float" office:value="-0.0000000939128890209417" calcext:value-type="float">
            <text:p>-9.39128890209417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24]/[.O24]" office:value-type="float" office:value="1.00000005166262" calcext:value-type="float">
            <text:p>1.0000000517</text:p>
          </table:table-cell>
          <table:table-cell table:formula="of:=[.M24]-[.O24]" office:value-type="float" office:value="0.000000135883119867231" calcext:value-type="float">
            <text:p>1.3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83217617260896E-024" calcext:value-type="float">
            <text:p>1.83217617260896E-02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83217617260896E-024" calcext:value-type="float">
            <text:p>-1.83217617260896E-02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106862364909047" calcext:value-type="float">
            <text:p>1.06862364909047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106862364909047" calcext:value-type="float">
            <text:p>-1.06862364909047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26]/[.O26]" office:value-type="float" office:value="2.16222687124761" calcext:value-type="float">
            <text:p>2.1622268712</text:p>
          </table:table-cell>
          <table:table-cell table:formula="of:=[.M26]-[.O26]" office:value-type="float" office:value="0.00000000127720411302956" calcext:value-type="float">
            <text:p>1.2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935404" calcext:value-type="float">
            <text:p>3483.0380935404</text:p>
          </table:table-cell>
          <table:table-cell/>
          <table:table-cell table:style-name="ce3" office:value-type="float" office:value="0.999999997619273" calcext:value-type="float">
            <text:p>0.9999999976</text:p>
          </table:table-cell>
          <table:table-cell table:style-name="ce3" office:value-type="float" office:value="-0.00000829216105557862" calcext:value-type="float">
            <text:p>-8.29216105557862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33]/[.O33]" office:value-type="float" office:value="1.00000000402323" calcext:value-type="float">
            <text:p>1.000000004</text:p>
          </table:table-cell>
          <table:table-cell table:formula="of:=[.M33]-[.O33]" office:value-type="float" office:value="0.0000140130800900806" calcext:value-type="float">
            <text:p>1.4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.46476969543797E-023" calcext:value-type="float">
            <text:p>-2.46E-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680840242983378" calcext:value-type="float">
            <text:p>6.80840242983378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680840242983378" calcext:value-type="float">
            <text:p>-6.8084024298337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35]/[.O35]" office:value-type="float" office:value="0.210152598236453" calcext:value-type="float">
            <text:p>0.2101525982</text:p>
          </table:table-cell>
          <table:table-cell table:formula="of:=[.M35]-[.O35]" office:value-type="float" office:value="-0.000000255890196671003" calcext:value-type="float">
            <text:p>-2.5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62422397" calcext:value-type="float">
            <text:p>2.6302016242</text:p>
          </table:table-cell>
          <table:table-cell/>
          <table:table-cell table:style-name="ce3" office:value-type="float" office:value="1.00000005160776" calcext:value-type="float">
            <text:p>1.0000000516</text:p>
          </table:table-cell>
          <table:table-cell table:style-name="ce3" office:value-type="float" office:value="0.000000135738814854847" calcext:value-type="float">
            <text:p>1.35738814854847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36]/[.O36]" office:value-type="float" office:value="0.999999912686659" calcext:value-type="float">
            <text:p>0.9999999127</text:p>
          </table:table-cell>
          <table:table-cell table:formula="of:=[.M36]-[.O36]" office:value-type="float" office:value="-0.000000229651710093037" calcext:value-type="float">
            <text:p>-2.30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3217617260896E-024" calcext:value-type="float">
            <text:p>-1.83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109892839739502" calcext:value-type="float">
            <text:p>1.09892839739502E-00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109892839739502" calcext:value-type="float">
            <text:p>-1.09892839739502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38]/[.O38]" office:value-type="float" office:value="0.102835867270048" calcext:value-type="float">
            <text:p>0.1028358673</text:p>
          </table:table-cell>
          <table:table-cell table:formula="of:=[.M38]-[.O38]" office:value-type="float" office:value="-0.00000000958730809350968" calcext:value-type="float">
            <text:p>-9.5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823" calcext:value-type="float">
            <text:p>3483.0380852482</text:p>
          </table:table-cell>
          <table:table-cell/>
          <table:table-cell table:style-name="ce3" office:value-type="float" office:value="3483.03808525742" calcext:value-type="float">
            <text:p>3483.0380852574</text:p>
          </table:table-cell>
          <table:table-cell/>
          <table:table-cell table:style-name="ce3" office:value-type="float" office:value="0.999999999997363" calcext:value-type="float">
            <text:p>1</text:p>
          </table:table-cell>
          <table:table-cell table:style-name="ce3" office:value-type="float" office:value="-0.00000000918544174055569" calcext:value-type="float">
            <text:p>-9.18544174055569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formula="of:=[.M45]/[.O45]" office:value-type="float" office:value="0.999999999997574" calcext:value-type="float">
            <text:p>1</text:p>
          </table:table-cell>
          <table:table-cell table:formula="of:=[.M45]-[.O45]" office:value-type="float" office:value="-0.00000000844966052682139" calcext:value-type="float">
            <text:p>-8.4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9.56779260248457E-024" calcext:value-type="float">
            <text:p>9.56779260248457E-02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9.56779260248457E-024" calcext:value-type="float">
            <text:p>-9.56779260248457E-02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9.56779260248457E-024" calcext:value-type="float">
            <text:p>-9.57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261690700519088" calcext:value-type="float">
            <text:p>-2.61690700519088E-00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261690700519088" calcext:value-type="float">
            <text:p>2.6169070051908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formula="of:=[.M47]/[.O47]" office:value-type="float" office:value="-2.72974116085384" calcext:value-type="float">
            <text:p>-2.7297411609</text:p>
          </table:table-cell>
          <table:table-cell table:formula="of:=[.M47]-[.O47]" office:value-type="float" office:value="0.0000000976038577138719" calcext:value-type="float">
            <text:p>9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5996279" calcext:value-type="float">
            <text:p>2.63020176</text:p>
          </table:table-cell>
          <table:table-cell/>
          <table:table-cell table:style-name="ce3" office:value-type="float" office:value="2.63020175996864" calcext:value-type="float">
            <text:p>2.63020176</text:p>
          </table:table-cell>
          <table:table-cell/>
          <table:table-cell table:style-name="ce3" office:value-type="float" office:value="0.999999999997774" calcext:value-type="float">
            <text:p>1</text:p>
          </table:table-cell>
          <table:table-cell table:style-name="ce3" office:value-type="float" office:value="-0.00000000000585576032108293" calcext:value-type="float">
            <text:p>-5.85576032108293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formula="of:=[.M48]/[.O48]" office:value-type="float" office:value="1.00000000005264" calcext:value-type="float">
            <text:p>1.0000000001</text:p>
          </table:table-cell>
          <table:table-cell table:formula="of:=[.M48]-[.O48]" office:value-type="float" office:value="0.000000000138449696152065" calcext:value-type="float">
            <text:p>1.38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53171872965862E-025" calcext:value-type="float">
            <text:p>1.53171872965862E-02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53171872965862E-025" calcext:value-type="float">
            <text:p>-1.53171872965862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53171872965862E-025" calcext:value-type="float">
            <text:p>-1.53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502747879674748" calcext:value-type="float">
            <text:p>-5.02747879674748E-010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502747879674748" calcext:value-type="float">
            <text:p>5.0274787967474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formula="of:=[.M50]/[.O50]" office:value-type="float" office:value="-4.72629046583312" calcext:value-type="float">
            <text:p>-4.7262904658</text:p>
          </table:table-cell>
          <table:table-cell table:formula="of:=[.M50]-[.O50]" office:value-type="float" office:value="0.00000000287888039009933" calcext:value-type="float">
            <text:p>2.8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33]" office:value-type="float" office:value="3483.0380935404" calcext:value-type="float">
            <text:p>3483.0380935404</text:p>
          </table:table-cell>
          <table:table-cell/>
          <table:table-cell table:formula="of:=[.M57]/[.O57]" office:value-type="float" office:value="0.999999997621909" calcext:value-type="float">
            <text:p>0.9999999976</text:p>
          </table:table-cell>
          <table:table-cell table:formula="of:=[.M57]-[.O57]" office:value-type="float" office:value="-0.00000828298016131157" calcext:value-type="float">
            <text:p>-8.28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9.56779260248457E-024" calcext:value-type="float">
            <text:p>9.57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35]" office:value-type="float" office:value="0.0000000680840242983378" calcext:value-type="float">
            <text:p>6.80840242983378E-008</text:p>
          </table:table-cell>
          <table:table-cell/>
          <table:table-cell table:formula="of:=[.M59]/[.O59]" office:value-type="float" office:value="-0.384364325135048" calcext:value-type="float">
            <text:p>-0.3843643251</text:p>
          </table:table-cell>
          <table:table-cell table:formula="of:=[.M59]-[.O59]" office:value-type="float" office:value="-0.0000000942530943502466" calcext:value-type="float">
            <text:p>-9.4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36]" office:value-type="float" office:value="2.63020162422397" calcext:value-type="float">
            <text:p>2.6302016242</text:p>
          </table:table-cell>
          <table:table-cell/>
          <table:table-cell table:formula="of:=[.M60]/[.O60]" office:value-type="float" office:value="1.00000005160999" calcext:value-type="float">
            <text:p>1.0000000516</text:p>
          </table:table-cell>
          <table:table-cell table:formula="of:=[.M60]-[.O60]" office:value-type="float" office:value="0.000000135744670171079" calcext:value-type="float">
            <text:p>1.36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1.53171872965862E-025" calcext:value-type="float">
            <text:p>1.53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38]" office:value-type="float" office:value="0.00000000109892839739502" calcext:value-type="float">
            <text:p>1.09892839739502E-009</text:p>
          </table:table-cell>
          <table:table-cell/>
          <table:table-cell table:formula="of:=[.M62]/[.O62]" office:value-type="float" office:value="-0.457489205726686" calcext:value-type="float">
            <text:p>-0.4574892057</text:p>
          </table:table-cell>
          <table:table-cell table:formula="of:=[.M62]-[.O62]" office:value-type="float" office:value="-0.00000000160167627706977" calcext:value-type="float">
            <text:p>-1.6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5742" calcext:value-type="float">
            <text:p>3483.0380852574</text:p>
          </table:table-cell>
          <table:table-cell/>
          <table:table-cell table:style-name="ce4" table:formula="of:=[.F21]" office:value-type="float" office:value="3483.03807952732" calcext:value-type="float">
            <text:p>3483.0380795273</text:p>
          </table:table-cell>
          <table:table-cell/>
          <table:table-cell table:formula="of:=[.M69]/[.O69]" office:value-type="float" office:value="1.00000000164514" calcext:value-type="float">
            <text:p>1.0000000016</text:p>
          </table:table-cell>
          <table:table-cell table:formula="of:=[.M69]-[.O69]" office:value-type="float" office:value="0.00000573009992876905" calcext:value-type="float">
            <text:p>5.7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9.56779260248457E-024" calcext:value-type="float">
            <text:p>9.56779260248457E-024</text:p>
          </table:table-cell>
          <table:table-cell/>
          <table:table-cell table:style-name="ce4" table:formula="of:=[.F22]" office:value-type="float" office:value="2.46476969543797E-023" calcext:value-type="float">
            <text:p>2.46476969543797E-023</text:p>
          </table:table-cell>
          <table:table-cell/>
          <table:table-cell table:formula="of:=[.M70]/[.O70]" office:value-type="float" office:value="0.388182012307014" calcext:value-type="float">
            <text:p>0.3881820123</text:p>
          </table:table-cell>
          <table:table-cell table:formula="of:=[.M70]-[.O70]" office:value-type="float" office:value="-1.50799043518951E-023" calcext:value-type="float">
            <text:p>-1.51E-02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00261690700519088" calcext:value-type="float">
            <text:p>-2.61690700519088E-008</text:p>
          </table:table-cell>
          <table:table-cell/>
          <table:table-cell table:style-name="ce4" table:formula="of:=[.F23]" office:value-type="float" office:value="0.000000323974220969341" calcext:value-type="float">
            <text:p>0.000000324</text:p>
          </table:table-cell>
          <table:table-cell/>
          <table:table-cell table:formula="of:=[.M71]/[.O71]" office:value-type="float" office:value="-0.0807751615965311" calcext:value-type="float">
            <text:p>-0.0807751616</text:p>
          </table:table-cell>
          <table:table-cell table:formula="of:=[.M71]-[.O71]" office:value-type="float" office:value="-0.00000035014329102125" calcext:value-type="float">
            <text:p>-3.50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5996864" calcext:value-type="float">
            <text:p>2.63020176</text:p>
          </table:table-cell>
          <table:table-cell/>
          <table:table-cell table:style-name="ce4" table:formula="of:=[.F24]" office:value-type="float" office:value="2.63020185387568" calcext:value-type="float">
            <text:p>2.6302018539</text:p>
          </table:table-cell>
          <table:table-cell/>
          <table:table-cell table:formula="of:=[.M72]/[.O72]" office:value-type="float" office:value="0.999999964296641" calcext:value-type="float">
            <text:p>0.9999999643</text:p>
          </table:table-cell>
          <table:table-cell table:formula="of:=[.M72]-[.O72]" office:value-type="float" office:value="-0.0000000939070399219588" calcext:value-type="float">
            <text:p>-9.3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53171872965862E-025" calcext:value-type="float">
            <text:p>1.53171872965862E-025</text:p>
          </table:table-cell>
          <table:table-cell/>
          <table:table-cell table:style-name="ce4" table:formula="of:=[.F25]" office:value-type="float" office:value="1.83217617260896E-024" calcext:value-type="float">
            <text:p>1.83217617260896E-024</text:p>
          </table:table-cell>
          <table:table-cell/>
          <table:table-cell table:formula="of:=[.M73]/[.O73]" office:value-type="float" office:value="0.083601061544071" calcext:value-type="float">
            <text:p>0.0836010615</text:p>
          </table:table-cell>
          <table:table-cell table:formula="of:=[.M73]-[.O73]" office:value-type="float" office:value="-1.6790042996431E-024" calcext:value-type="float">
            <text:p>-1.68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00502747879674748" calcext:value-type="float">
            <text:p>-5.02747879674748E-010</text:p>
          </table:table-cell>
          <table:table-cell/>
          <table:table-cell table:style-name="ce4" table:formula="of:=[.F26]" office:value-type="float" office:value="0.0000000106862364909047" calcext:value-type="float">
            <text:p>1.06862364909047E-008</text:p>
          </table:table-cell>
          <table:table-cell/>
          <table:table-cell table:formula="of:=[.M74]/[.O74]" office:value-type="float" office:value="-0.0470462992375892" calcext:value-type="float">
            <text:p>-0.0470462992</text:p>
          </table:table-cell>
          <table:table-cell table:formula="of:=[.M74]-[.O74]" office:value-type="float" office:value="-0.0000000111889843705794" calcext:value-type="float">
            <text:p>-1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4" table:formula="of:=['After 77 sec tol. 1e-8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395630195271224" calcext:value-type="float">
            <text:p>3.9563019527122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9]/[.O9]" office:value-type="float" office:value="1.00000000000457" calcext:value-type="float">
            <text:p>1</text:p>
          </table:table-cell>
          <table:table-cell table:formula="of:=[.M9]-[.O9]" office:value-type="float" office:value="0.0000000159202500071842" calcext:value-type="float">
            <text:p>1.59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.75910099940965E-031" calcext:value-type="float">
            <text:p>-1.76E-031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3483.03808524897" calcext:value-type="float">
            <text:p>3483.038085249</text:p>
          </table:table-cell>
          <table:table-cell/>
          <table:table-cell table:formula="of:=[.T10]/[.V10]" office:value-type="float" office:value="1.00000000000001" calcext:value-type="float">
            <text:p>1</text:p>
          </table:table-cell>
          <table:table-cell table:formula="of:=[.T10]-[.V10]" office:value-type="float" office:value="0.0000000000395630195271224" calcext:value-type="float">
            <text:p>3.95630195271224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11]/[.O11]" office:value-type="float" office:value="3.28123745317031" calcext:value-type="float">
            <text:p>3.2812374532</text:p>
          </table:table-cell>
          <table:table-cell table:formula="of:=[.M11]-[.O11]" office:value-type="float" office:value="0.0000000496641024611882" calcext:value-type="float">
            <text:p>4.97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8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12]/[.O12]" office:value-type="float" office:value="0.999999999900829" calcext:value-type="float">
            <text:p>0.9999999999</text:p>
          </table:table-cell>
          <table:table-cell table:formula="of:=[.M12]-[.O12]" office:value-type="float" office:value="-0.000000000260840238297533" calcext:value-type="float">
            <text:p>-2.61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4.41474757594026E-033" calcext:value-type="float">
            <text:p>-4.41E-033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2.63020176010709" calcext:value-type="float">
            <text:p>2.6302017601</text:p>
          </table:table-cell>
          <table:table-cell/>
          <table:table-cell table:formula="of:=[.T13]/[.V13]" office:value-type="float" office:value="0.999999999999711" calcext:value-type="float">
            <text:p>1</text:p>
          </table:table-cell>
          <table:table-cell table:formula="of:=[.T13]-[.V13]" office:value-type="float" office:value="-0.000000000000759836638053457" calcext:value-type="float">
            <text:p>-7.59836638053457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8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14]/[.O14]" office:value-type="float" office:value="3.58562120341974" calcext:value-type="float">
            <text:p>3.5856212034</text:p>
          </table:table-cell>
          <table:table-cell table:formula="of:=[.M14]-[.O14]" office:value-type="float" office:value="0.00000000171344887051349" calcext:value-type="float">
            <text:p>1.71E-009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3305" calcext:value-type="float">
            <text:p>3483.0380852331</text:p>
          </table:table-cell>
          <table:table-cell/>
          <table:table-cell table:style-name="ce7" office:value-type="float" office:value="1.00000000000458" calcext:value-type="float">
            <text:p>1.00000000000458</text:p>
          </table:table-cell>
          <table:table-cell table:style-name="ce3" office:value-type="float" office:value="0.0000000159598130267113" calcext:value-type="float">
            <text:p>0.000000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21]/[.O21]" office:value-type="float" office:value="0.999999999999977" calcext:value-type="float">
            <text:p>1</text:p>
          </table:table-cell>
          <table:table-cell table:formula="of:=[.M21]-[.O21]" office:value-type="float" office:value="-0.0000000000795807864051312" calcext:value-type="float">
            <text:p>-7.96E-011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75910099940965E-031" calcext:value-type="float">
            <text:p>1.75910099940965E-03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75910099940965E-031" calcext:value-type="float">
            <text:p>-1.75910099940965E-03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11749943373572E-032" calcext:value-type="float">
            <text:p>-2.12E-032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3305" calcext:value-type="float">
            <text:p>3483.0380852331</text:p>
          </table:table-cell>
          <table:table-cell/>
          <table:table-cell table:formula="of:=[.T22]/[.V22]" office:value-type="float" office:value="1.00000000000458" calcext:value-type="float">
            <text:p>1</text:p>
          </table:table-cell>
          <table:table-cell table:formula="of:=[.T22]-[.V22]" office:value-type="float" office:value="0.0000000159598130267113" calcext:value-type="float">
            <text:p>0.000000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7706852007749" calcext:value-type="float">
            <text:p>2.17706852007749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217706852007749" calcext:value-type="float">
            <text:p>-2.1770685200774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23]/[.O23]" office:value-type="float" office:value="113.390031389627" calcext:value-type="float">
            <text:p>113.3900313896</text:p>
          </table:table-cell>
          <table:table-cell table:formula="of:=[.M23]-[.O23]" office:value-type="float" office:value="0.0000000708047958823815" calcext:value-type="float">
            <text:p>7.08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36793" calcext:value-type="float">
            <text:p>2.6302017604</text:p>
          </table:table-cell>
          <table:table-cell/>
          <table:table-cell table:style-name="ce3" office:value-type="float" office:value="0.999999999900542" calcext:value-type="float">
            <text:p>0.9999999999</text:p>
          </table:table-cell>
          <table:table-cell table:style-name="ce3" office:value-type="float" office:value="-0.000000000261593857686648" calcext:value-type="float">
            <text:p>-2.61593857686648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24]/[.O24]" office:value-type="float" office:value="1.00000000000056" calcext:value-type="float">
            <text:p>1</text:p>
          </table:table-cell>
          <table:table-cell table:formula="of:=[.M24]-[.O24]" office:value-type="float" office:value="0.00000000000147970524722041" calcext:value-type="float">
            <text:p>1.48E-012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4.41474757594026E-033" calcext:value-type="float">
            <text:p>4.41474757594026E-03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4.41474757594026E-033" calcext:value-type="float">
            <text:p>-4.4147475759402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6.50405913505687E-034" calcext:value-type="float">
            <text:p>-6.50E-034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36793" calcext:value-type="float">
            <text:p>2.6302017604</text:p>
          </table:table-cell>
          <table:table-cell/>
          <table:table-cell table:formula="of:=[.T25]/[.V25]" office:value-type="float" office:value="0.99999999990054" calcext:value-type="float">
            <text:p>0.9999999999</text:p>
          </table:table-cell>
          <table:table-cell table:formula="of:=[.T25]-[.V25]" office:value-type="float" office:value="-0.000000000261600074935586" calcext:value-type="float">
            <text:p>-2.61600074935586E-01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662683639911091" calcext:value-type="float">
            <text:p>6.62683639911091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662683639911091" calcext:value-type="float">
            <text:p>-6.62683639911091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26]/[.O26]" office:value-type="float" office:value="145.510783254308" calcext:value-type="float">
            <text:p>145.5107832543</text:p>
          </table:table-cell>
          <table:table-cell table:formula="of:=[.M26]-[.O26]" office:value-type="float" office:value="0.00000000235980291300724" calcext:value-type="float">
            <text:p>2.36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05" calcext:value-type="float">
            <text:p>3483.0380852491</text:p>
          </table:table-cell>
          <table:table-cell/>
          <table:table-cell table:style-name="ce3" office:value-type="float" office:value="0.999999999999989" calcext:value-type="float">
            <text:p>1</text:p>
          </table:table-cell>
          <table:table-cell table:style-name="ce3" office:value-type="float" office:value="-0.000000000038198777474463" calcext:value-type="float">
            <text:p>-3.8198777474463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33]/[.O33]" office:value-type="float" office:value="1.00000000000459" calcext:value-type="float">
            <text:p>1</text:p>
          </table:table-cell>
          <table:table-cell table:formula="of:=[.M33]-[.O33]" office:value-type="float" office:value="0.0000000159998307935894" calcext:value-type="float">
            <text:p>1.60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11749943373572E-032" calcext:value-type="float">
            <text:p>2.11749943373572E-03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11749943373572E-032" calcext:value-type="float">
            <text:p>-2.11749943373572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34]/[.O34]" office:value-type="float" office:value="0.12037395433499" calcext:value-type="float">
            <text:p>0.1203739543</text:p>
          </table:table-cell>
          <table:table-cell table:formula="of:=[.M34]-[.O34]" office:value-type="float" office:value="-1.54735105603608E-031" calcext:value-type="float">
            <text:p>-1.55E-031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5" calcext:value-type="float">
            <text:p>3483.0380852491</text:p>
          </table:table-cell>
          <table:table-cell/>
          <table:table-cell table:formula="of:=[.T34]/[.V34]" office:value-type="float" office:value="0.999999999999988" calcext:value-type="float">
            <text:p>1</text:p>
          </table:table-cell>
          <table:table-cell table:formula="of:=[.T34]-[.V34]" office:value-type="float" office:value="-0.0000000000400177668780088" calcext:value-type="float">
            <text:p>-4.00177668780088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629991779581585" calcext:value-type="float">
            <text:p>6.29991779581585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629991779581585" calcext:value-type="float">
            <text:p>-6.29991779581585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35]/[.O35]" office:value-type="float" office:value="0.0289376183510825" calcext:value-type="float">
            <text:p>0.0289376184</text:p>
          </table:table-cell>
          <table:table-cell table:formula="of:=[.M35]-[.O35]" office:value-type="float" office:value="-0.0000000211406934211933" calcext:value-type="float">
            <text:p>-2.11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561" calcext:value-type="float">
            <text:p>2.6302017601</text:p>
          </table:table-cell>
          <table:table-cell/>
          <table:table-cell table:style-name="ce3" office:value-type="float" office:value="1.00000000000027" calcext:value-type="float">
            <text:p>1</text:p>
          </table:table-cell>
          <table:table-cell table:style-name="ce3" office:value-type="float" office:value="0.000000000000722533144426052" calcext:value-type="float">
            <text:p>7.22533144426052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36]/[.O36]" office:value-type="float" office:value="0.999999999900266" calcext:value-type="float">
            <text:p>0.9999999999</text:p>
          </table:table-cell>
          <table:table-cell table:formula="of:=[.M36]-[.O36]" office:value-type="float" office:value="-0.000000000262319943544753" calcext:value-type="float">
            <text:p>-2.62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6.50405913505687E-034" calcext:value-type="float">
            <text:p>6.50405913505687E-03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50405913505687E-034" calcext:value-type="float">
            <text:p>-6.50405913505687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37]/[.O37]" office:value-type="float" office:value="0.147325730932003" calcext:value-type="float">
            <text:p>0.1473257309</text:p>
          </table:table-cell>
          <table:table-cell table:formula="of:=[.M37]-[.O37]" office:value-type="float" office:value="-3.76434166243457E-033" calcext:value-type="float">
            <text:p>-3.76E-033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61" calcext:value-type="float">
            <text:p>2.6302017601</text:p>
          </table:table-cell>
          <table:table-cell/>
          <table:table-cell table:formula="of:=[.T37]/[.V37]" office:value-type="float" office:value="1.00000000000027" calcext:value-type="float">
            <text:p>1</text:p>
          </table:table-cell>
          <table:table-cell table:formula="of:=[.T37]-[.V37]" office:value-type="float" office:value="0.000000000000719868609166952" calcext:value-type="float">
            <text:p>7.19868609166952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163295974173394" calcext:value-type="float">
            <text:p>1.63295974173394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163295974173394" calcext:value-type="float">
            <text:p>-1.6329597417339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38]/[.O38]" office:value-type="float" office:value="0.0246416184644761" calcext:value-type="float">
            <text:p>0.0246416185</text:p>
          </table:table-cell>
          <table:table-cell table:formula="of:=[.M38]-[.O38]" office:value-type="float" office:value="-0.000000000646354042493752" calcext:value-type="float">
            <text:p>-6.46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42632564145606" calcext:value-type="float">
            <text:p>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3483.03808524918" calcext:value-type="float">
            <text:p>3483.0380852492</text:p>
          </table:table-cell>
          <table:table-cell/>
          <table:table-cell table:style-name="ce3" office:value-type="float" office:value="0.999999999999952" calcext:value-type="float">
            <text:p>1</text:p>
          </table:table-cell>
          <table:table-cell table:style-name="ce3" office:value-type="float" office:value="-0.000000000165528035722673" calcext:value-type="float">
            <text:p>-1.6552803572267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3483.03808524918" calcext:value-type="float">
            <text:p>3483.0380852492</text:p>
          </table:table-cell>
          <table:table-cell/>
          <table:table-cell table:formula="of:=[.M45]/[.O45]" office:value-type="float" office:value="0.99999999999994" calcext:value-type="float">
            <text:p>1</text:p>
          </table:table-cell>
          <table:table-cell table:formula="of:=[.M45]-[.O45]" office:value-type="float" office:value="-0.00000000020963852875866" calcext:value-type="float">
            <text:p>-2.10E-01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1.92933615448847E-028" calcext:value-type="float">
            <text:p>1.92933615448847E-02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92933615448847E-028" calcext:value-type="float">
            <text:p>-1.92933615448847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.92933615448847E-028" calcext:value-type="float">
            <text:p>1.92933615448847E-02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.92933615448847E-028" calcext:value-type="float">
            <text:p>-1.93E-028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3483.03808524918" calcext:value-type="float">
            <text:p>3483.0380852492</text:p>
          </table:table-cell>
          <table:table-cell/>
          <table:table-cell table:formula="of:=[.T46]/[.V46]" office:value-type="float" office:value="0.999999999999951" calcext:value-type="float">
            <text:p>1</text:p>
          </table:table-cell>
          <table:table-cell table:formula="of:=[.T46]-[.V46]" office:value-type="float" office:value="-0.000000000170075509231538" calcext:value-type="float">
            <text:p>-1.70075509231538E-01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215930574073153" calcext:value-type="float">
            <text:p>2.15930574073153E-00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215930574073153" calcext:value-type="float">
            <text:p>-2.15930574073153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.0000000215930574073153" calcext:value-type="float">
            <text:p>2.15930574073153E-008</text:p>
          </table:table-cell>
          <table:table-cell/>
          <table:table-cell table:formula="of:=[.M47]/[.O47]" office:value-type="float" office:value="3.3082294144118" calcext:value-type="float">
            <text:p>3.3082294144</text:p>
          </table:table-cell>
          <table:table-cell table:formula="of:=[.M47]-[.O47]" office:value-type="float" office:value="0.0000000498417302546478" calcext:value-type="float">
            <text:p>4.98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34" calcext:value-type="float">
            <text:p>2.6302017601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8.43769498715119E-015" calcext:value-type="float">
            <text:p>-8.43769498715119E-01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2.63020176010634" calcext:value-type="float">
            <text:p>2.6302017601</text:p>
          </table:table-cell>
          <table:table-cell/>
          <table:table-cell table:formula="of:=[.M48]/[.O48]" office:value-type="float" office:value="1.00000000000029" calcext:value-type="float">
            <text:p>1</text:p>
          </table:table-cell>
          <table:table-cell table:formula="of:=[.M48]-[.O48]" office:value-type="float" office:value="0.000000000000749622586226906" calcext:value-type="float">
            <text:p>7.50E-013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2.56631761109955E-030" calcext:value-type="float">
            <text:p>2.56631761109955E-03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56631761109955E-030" calcext:value-type="float">
            <text:p>-2.56631761109955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56631761109955E-030" calcext:value-type="float">
            <text:p>2.56631761109955E-030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56631761109955E-030" calcext:value-type="float">
            <text:p>-2.57E-03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2.63020176010634" calcext:value-type="float">
            <text:p>2.6302017601</text:p>
          </table:table-cell>
          <table:table-cell/>
          <table:table-cell table:formula="of:=[.T49]/[.V49]" office:value-type="float" office:value="0.999999999999996" calcext:value-type="float">
            <text:p>1</text:p>
          </table:table-cell>
          <table:table-cell table:formula="of:=[.T49]-[.V49]" office:value-type="float" office:value="-0.0000000000000102140518265514" calcext:value-type="float">
            <text:p>-1.02140518265514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6377510983712" calcext:value-type="float">
            <text:p>6.377510983712E-0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6377510983712" calcext:value-type="float">
            <text:p>-6.37751098371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.0000000006377510983712" calcext:value-type="float">
            <text:p>6.377510983712E-010</text:p>
          </table:table-cell>
          <table:table-cell/>
          <table:table-cell table:formula="of:=[.M50]/[.O50]" office:value-type="float" office:value="3.7257991659962" calcext:value-type="float">
            <text:p>3.725799166</text:p>
          </table:table-cell>
          <table:table-cell table:formula="of:=[.M50]-[.O50]" office:value-type="float" office:value="0.00000000173838141205338" calcext:value-type="float">
            <text:p>1.74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6" calcext:value-type="float">
            <text:p>100.3578251624</text:p>
          </table:table-cell>
          <table:table-cell/>
          <table:table-cell table:style-name="ce3" office:value-type="float" office:value="0.999999999999923" calcext:value-type="float">
            <text:p>1</text:p>
          </table:table-cell>
          <table:table-cell table:style-name="ce3" office:value-type="float" office:value="-0.00000000000771649411035469" calcext:value-type="float">
            <text:p>-7.71649411035469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26" calcext:value-type="float">
            <text:p>100.3578251624</text:p>
          </table:table-cell>
          <table:table-cell/>
          <table:table-cell table:formula="of:=[.M51]/[.O51]" office:value-type="float" office:value="0.99999999999991" calcext:value-type="float">
            <text:p>1</text:p>
          </table:table-cell>
          <table:table-cell table:formula="of:=[.M51]-[.O51]" office:value-type="float" office:value="-0.00000000000899547103472287" calcext:value-type="float">
            <text:p>-9.00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338929" calcext:value-type="float">
            <text:p>33892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18" calcext:value-type="float">
            <text:p>3483.0380852492</text:p>
          </table:table-cell>
          <table:table-cell/>
          <table:table-cell table:style-name="ce4" table:formula="of:=[.F33]" office:value-type="float" office:value="3483.03808524905" calcext:value-type="float">
            <text:p>3483.0380852491</text:p>
          </table:table-cell>
          <table:table-cell/>
          <table:table-cell table:formula="of:=[.M57]/[.O57]" office:value-type="float" office:value="1.00000000000004" calcext:value-type="float">
            <text:p>1</text:p>
          </table:table-cell>
          <table:table-cell table:formula="of:=[.M57]-[.O57]" office:value-type="float" office:value="0.000000000130057742353529" calcext:value-type="float">
            <text:p>1.3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92933615448847E-028" calcext:value-type="float">
            <text:p>1.92933615448847E-028</text:p>
          </table:table-cell>
          <table:table-cell/>
          <table:table-cell table:style-name="ce4" table:formula="of:=[.F34]" office:value-type="float" office:value="2.11749943373572E-032" calcext:value-type="float">
            <text:p>2.11749943373572E-032</text:p>
          </table:table-cell>
          <table:table-cell/>
          <table:table-cell table:formula="of:=[.M58]/[.O58]" office:value-type="float" office:value="9111.38923463469" calcext:value-type="float">
            <text:p>9111.3892346347</text:p>
          </table:table-cell>
          <table:table-cell table:formula="of:=[.M58]-[.O58]" office:value-type="float" office:value="1.9291244045451E-028" calcext:value-type="float">
            <text:p>1.93E-0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215930574073153" calcext:value-type="float">
            <text:p>2.15930574073153E-008</text:p>
          </table:table-cell>
          <table:table-cell/>
          <table:table-cell table:style-name="ce4" table:formula="of:=[.F35]" office:value-type="float" office:value="0.000000000629991779581585" calcext:value-type="float">
            <text:p>6.29991779581585E-010</text:p>
          </table:table-cell>
          <table:table-cell/>
          <table:table-cell table:formula="of:=[.M59]/[.O59]" office:value-type="float" office:value="34.2751415290792" calcext:value-type="float">
            <text:p>34.2751415291</text:p>
          </table:table-cell>
          <table:table-cell table:formula="of:=[.M59]-[.O59]" office:value-type="float" office:value="0.0000000209630656277337" calcext:value-type="float">
            <text:p>2.10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4" calcext:value-type="float">
            <text:p>2.6302017601</text:p>
          </table:table-cell>
          <table:table-cell/>
          <table:table-cell table:style-name="ce4" table:formula="of:=[.F36]" office:value-type="float" office:value="2.63020176010561" calcext:value-type="float">
            <text:p>2.6302017601</text:p>
          </table:table-cell>
          <table:table-cell/>
          <table:table-cell table:formula="of:=[.M60]/[.O60]" office:value-type="float" office:value="1.00000000000028" calcext:value-type="float">
            <text:p>1</text:p>
          </table:table-cell>
          <table:table-cell table:formula="of:=[.M60]-[.O60]" office:value-type="float" office:value="0.000000000000730082660993503" calcext:value-type="float">
            <text:p>7.30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56631761109955E-030" calcext:value-type="float">
            <text:p>2.56631761109955E-030</text:p>
          </table:table-cell>
          <table:table-cell/>
          <table:table-cell table:style-name="ce4" table:formula="of:=[.F37]" office:value-type="float" office:value="6.50405913505687E-034" calcext:value-type="float">
            <text:p>6.50405913505687E-034</text:p>
          </table:table-cell>
          <table:table-cell/>
          <table:table-cell table:formula="of:=[.M61]/[.O61]" office:value-type="float" office:value="3945.71690971735" calcext:value-type="float">
            <text:p>3945.7169097174</text:p>
          </table:table-cell>
          <table:table-cell table:formula="of:=[.M61]-[.O61]" office:value-type="float" office:value="2.56566720518604E-030" calcext:value-type="float">
            <text:p>2.57E-03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6377510983712" calcext:value-type="float">
            <text:p>6.377510983712E-010</text:p>
          </table:table-cell>
          <table:table-cell/>
          <table:table-cell table:style-name="ce4" table:formula="of:=[.F38]" office:value-type="float" office:value="0.0000000000163295974173394" calcext:value-type="float">
            <text:p>1.63295974173394E-011</text:p>
          </table:table-cell>
          <table:table-cell/>
          <table:table-cell table:formula="of:=[.M62]/[.O62]" office:value-type="float" office:value="39.0549186285518" calcext:value-type="float">
            <text:p>39.0549186286</text:p>
          </table:table-cell>
          <table:table-cell table:formula="of:=[.M62]-[.O62]" office:value-type="float" office:value="0.000000000621421500953861" calcext:value-type="float">
            <text:p>6.21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6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.00000000000007" calcext:value-type="float">
            <text:p>1</text:p>
          </table:table-cell>
          <table:table-cell table:formula="of:=[.M63]-[.O63]" office:value-type="float" office:value="0.00000000000699174051987939" calcext:value-type="float">
            <text:p>6.99E-01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808524918" calcext:value-type="float">
            <text:p>3483.0380852492</text:p>
          </table:table-cell>
          <table:table-cell/>
          <table:table-cell table:style-name="ce4" table:formula="of:=[.F21]" office:value-type="float" office:value="3483.03808523305" calcext:value-type="float">
            <text:p>3483.0380852331</text:p>
          </table:table-cell>
          <table:table-cell/>
          <table:table-cell table:formula="of:=[.M69]/[.O69]" office:value-type="float" office:value="1.00000000000463" calcext:value-type="float">
            <text:p>1</text:p>
          </table:table-cell>
          <table:table-cell table:formula="of:=[.M69]-[.O69]" office:value-type="float" office:value="0.0000000161298885359429" calcext:value-type="float">
            <text:p>1.61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.92933615448847E-028" calcext:value-type="float">
            <text:p>1.92933615448847E-028</text:p>
          </table:table-cell>
          <table:table-cell/>
          <table:table-cell table:style-name="ce4" table:formula="of:=[.F22]" office:value-type="float" office:value="1.75910099940965E-031" calcext:value-type="float">
            <text:p>1.75910099940965E-031</text:p>
          </table:table-cell>
          <table:table-cell/>
          <table:table-cell table:formula="of:=[.M70]/[.O70]" office:value-type="float" office:value="1096.77395165823" calcext:value-type="float">
            <text:p>1096.7739516582</text:p>
          </table:table-cell>
          <table:table-cell table:formula="of:=[.M70]-[.O70]" office:value-type="float" office:value="1.92757705348906E-028" calcext:value-type="float">
            <text:p>1.93E-0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215930574073153" calcext:value-type="float">
            <text:p>2.15930574073153E-008</text:p>
          </table:table-cell>
          <table:table-cell/>
          <table:table-cell table:style-name="ce4" table:formula="of:=[.F23]" office:value-type="float" office:value="0.0000000217706852007749" calcext:value-type="float">
            <text:p>2.17706852007749E-008</text:p>
          </table:table-cell>
          <table:table-cell/>
          <table:table-cell table:formula="of:=[.M71]/[.O71]" office:value-type="float" office:value="0.991840964497834" calcext:value-type="float">
            <text:p>0.9918409645</text:p>
          </table:table-cell>
          <table:table-cell table:formula="of:=[.M71]-[.O71]" office:value-type="float" office:value="-0.000000000177627793459599" calcext:value-type="float">
            <text:p>-1.78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20176010634" calcext:value-type="float">
            <text:p>2.6302017601</text:p>
          </table:table-cell>
          <table:table-cell/>
          <table:table-cell table:style-name="ce4" table:formula="of:=[.F24]" office:value-type="float" office:value="2.63020176036793" calcext:value-type="float">
            <text:p>2.6302017604</text:p>
          </table:table-cell>
          <table:table-cell/>
          <table:table-cell table:formula="of:=[.M72]/[.O72]" office:value-type="float" office:value="0.999999999900544" calcext:value-type="float">
            <text:p>0.9999999999</text:p>
          </table:table-cell>
          <table:table-cell table:formula="of:=[.M72]-[.O72]" office:value-type="float" office:value="-0.00000000026158986088376" calcext:value-type="float">
            <text:p>-2.62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56631761109955E-030" calcext:value-type="float">
            <text:p>2.56631761109955E-030</text:p>
          </table:table-cell>
          <table:table-cell/>
          <table:table-cell table:style-name="ce4" table:formula="of:=[.F25]" office:value-type="float" office:value="4.41474757594026E-033" calcext:value-type="float">
            <text:p>4.41474757594026E-033</text:p>
          </table:table-cell>
          <table:table-cell/>
          <table:table-cell table:formula="of:=[.M73]/[.O73]" office:value-type="float" office:value="581.305627774873" calcext:value-type="float">
            <text:p>581.3056277749</text:p>
          </table:table-cell>
          <table:table-cell table:formula="of:=[.M73]-[.O73]" office:value-type="float" office:value="2.56190286352361E-030" calcext:value-type="float">
            <text:p>2.56E-03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6377510983712" calcext:value-type="float">
            <text:p>6.377510983712E-010</text:p>
          </table:table-cell>
          <table:table-cell/>
          <table:table-cell table:style-name="ce4" table:formula="of:=[.F26]" office:value-type="float" office:value="0.000000000662683639911091" calcext:value-type="float">
            <text:p>6.62683639911091E-010</text:p>
          </table:table-cell>
          <table:table-cell/>
          <table:table-cell table:formula="of:=[.M74]/[.O74]" office:value-type="float" office:value="0.962376404005936" calcext:value-type="float">
            <text:p>0.962376404</text:p>
          </table:table-cell>
          <table:table-cell table:formula="of:=[.M74]-[.O74]" office:value-type="float" office:value="-0.0000000000249325415398909" calcext:value-type="float">
            <text:p>-2.49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6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.00000000000007" calcext:value-type="float">
            <text:p>1</text:p>
          </table:table-cell>
          <table:table-cell table:formula="of:=[.M75]-[.O75]" office:value-type="float" office:value="0.00000000000699174051987939" calcext:value-type="float">
            <text:p>6.99E-01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808524902" calcext:value-type="float">
            <text:p>3483.038085249</text:p>
          </table:table-cell>
          <table:table-cell/>
          <table:table-cell table:style-name="ce4" table:formula="of:=['After 77 sec tol. 1e-14'.F9]" office:value-type="float" office:value="3483.03808524897" calcext:value-type="float">
            <text:p>3483.038085249</text:p>
          </table:table-cell>
          <table:table-cell/>
          <table:table-cell table:formula="of:=[.D9]/[.F9]" office:value-type="float" office:value="1.00000000000001" calcext:value-type="float">
            <text:p>1</text:p>
          </table:table-cell>
          <table:table-cell table:formula="of:=[.D9]-[.F9]" office:value-type="float" office:value="0.0000000000495674612466246" calcext:value-type="float">
            <text:p>4.95674612466246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9]/[.O9]" office:value-type="float" office:value="0.999999999999989" calcext:value-type="float">
            <text:p>1</text:p>
          </table:table-cell>
          <table:table-cell table:formula="of:=[.M9]-[.O9]" office:value-type="float" office:value="-0.0000000000395630195271224" calcext:value-type="float">
            <text:p>-3.96E-01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.38267666644294E-025" calcext:value-type="float">
            <text:p>-6.38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1]" office:value-type="float" office:value="0.0000000714347876619631" calcext:value-type="float">
            <text:p>7.14347876619631E-008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0.0000000714347876619631" calcext:value-type="float">
            <text:p>-7.14347876619631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11]/[.O11]" office:value-type="float" office:value="-14.8054972804874" calcext:value-type="float">
            <text:p>-14.8054972805</text:p>
          </table:table-cell>
          <table:table-cell table:formula="of:=[.M11]-[.O11]" office:value-type="float" office:value="0.0000000762596703598316" calcext:value-type="float">
            <text:p>7.63E-008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20176010633" calcext:value-type="float">
            <text:p>2.6302017601</text:p>
          </table:table-cell>
          <table:table-cell/>
          <table:table-cell table:style-name="ce4" table:formula="of:=['After 77 sec tol. 1e-14'.F12]" office:value-type="float" office:value="2.63020176010709" calcext:value-type="float">
            <text:p>2.6302017601</text:p>
          </table:table-cell>
          <table:table-cell/>
          <table:table-cell table:formula="of:=[.D12]/[.F12]" office:value-type="float" office:value="0.999999999999711" calcext:value-type="float">
            <text:p>1</text:p>
          </table:table-cell>
          <table:table-cell table:formula="of:=[.D12]-[.F12]" office:value-type="float" office:value="-0.000000000000759836638053457" calcext:value-type="float">
            <text:p>-7.59836638053457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12]/[.O12]" office:value-type="float" office:value="1.00000000000025" calcext:value-type="float">
            <text:p>1</text:p>
          </table:table-cell>
          <table:table-cell table:formula="of:=[.M12]-[.O12]" office:value-type="float" office:value="0.000000000000659916565837193" calcext:value-type="float">
            <text:p>6.60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00914171194863E-025" calcext:value-type="float">
            <text:p>-1.01E-02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77 sec tol. 1e-14'.F14]" office:value-type="float" office:value="0.00000000237613251042458" calcext:value-type="float">
            <text:p>2.37613251042458E-009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0.00000000237613251042458" calcext:value-type="float">
            <text:p>-2.3761325104245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14]/[.O14]" office:value-type="float" office:value="-2.97676110638292" calcext:value-type="float">
            <text:p>-2.9767611064</text:p>
          </table:table-cell>
          <table:table-cell table:formula="of:=[.M14]-[.O14]" office:value-type="float" office:value="0.00000000317435998838025" calcext:value-type="float">
            <text:p>3.1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385" calcext:value-type="float">
            <text:p>38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1" calcext:value-type="float">
            <text:p>3483.03808524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63664629124105" calcext:value-type="float">
            <text:p>6.3664629124105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21]/[.O21]" office:value-type="float" office:value="0.999999999999983" calcext:value-type="float">
            <text:p>1</text:p>
          </table:table-cell>
          <table:table-cell table:formula="of:=[.M21]-[.O21]" office:value-type="float" office:value="-0.0000000000595719029661268" calcext:value-type="float">
            <text:p>-5.96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6.38267666644294E-025" calcext:value-type="float">
            <text:p>6.38267666644294E-02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6.38267666644294E-025" calcext:value-type="float">
            <text:p>-6.38267666644294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482488269786853" calcext:value-type="float">
            <text:p>-4.82488269786853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482488269786853" calcext:value-type="float">
            <text:p>4.8248826978685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23]/[.O23]" office:value-type="float" office:value="-32.4800398126439" calcext:value-type="float">
            <text:p>-32.4800398126</text:p>
          </table:table-cell>
          <table:table-cell table:formula="of:=[.M23]-[.O23]" office:value-type="float" office:value="0.0000000736341318768724" calcext:value-type="float">
            <text:p>7.3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43" calcext:value-type="float">
            <text:p>2.6302017601</text:p>
          </table:table-cell>
          <table:table-cell/>
          <table:table-cell table:style-name="ce3" office:value-type="float" office:value="0.999999999999962" calcext:value-type="float">
            <text:p>1</text:p>
          </table:table-cell>
          <table:table-cell table:style-name="ce3" office:value-type="float" office:value="-0.0000000000000985878045867139" calcext:value-type="float">
            <text:p>-9.85878045867139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24]/[.O24]" office:value-type="float" office:value="1.00000000000031" calcext:value-type="float">
            <text:p>1</text:p>
          </table:table-cell>
          <table:table-cell table:formula="of:=[.M24]-[.O24]" office:value-type="float" office:value="0.000000000000819788681383216" calcext:value-type="float">
            <text:p>8.2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1.00914171194863E-025" calcext:value-type="float">
            <text:p>1.00914171194863E-02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1.00914171194863E-025" calcext:value-type="float">
            <text:p>-1.00914171194863E-02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798227477955673" calcext:value-type="float">
            <text:p>-7.98227477955673E-010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798227477955673" calcext:value-type="float">
            <text:p>7.9822747795567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26]/[.O26]" office:value-type="float" office:value="-36.0274544310319" calcext:value-type="float">
            <text:p>-36.027454431</text:p>
          </table:table-cell>
          <table:table-cell table:formula="of:=[.M26]-[.O26]" office:value-type="float" office:value="0.00000000244208589369714" calcext:value-type="float">
            <text:p>2.4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98951966012828" calcext:value-type="float">
            <text:p>-1.9895196601282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really rather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 office:value-type="float" office:value="3483.03808524903" calcext:value-type="float">
            <text:p>3483.038085249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77351466845721" calcext:value-type="float">
            <text:p>-1.77351466845721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33]/[.O33]" office:value-type="float" office:value="1.00000000000001" calcext:value-type="float">
            <text:p>1</text:p>
          </table:table-cell>
          <table:table-cell table:formula="of:=[.M33]-[.O33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2.69264927591407E-025" calcext:value-type="float">
            <text:p>2.69264927591407E-02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2.69264927591407E-025" calcext:value-type="float">
            <text:p>-2.69264927591407E-02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34]/[.O34]" office:value-type="float" office:value="0.42186835032248" calcext:value-type="float">
            <text:p>0.4218683503</text:p>
          </table:table-cell>
          <table:table-cell table:formula="of:=[.M34]-[.O34]" office:value-type="float" office:value="-3.69002739052887E-025" calcext:value-type="float">
            <text:p>-3.69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219934421490933" calcext:value-type="float">
            <text:p>-2.19934421490933E-00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219934421490933" calcext:value-type="float">
            <text:p>2.1993442149093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35]/[.O35]" office:value-type="float" office:value="0.455833717134911" calcext:value-type="float">
            <text:p>0.4558337171</text:p>
          </table:table-cell>
          <table:table-cell table:formula="of:=[.M35]-[.O35]" office:value-type="float" office:value="0.0000000026255384829592" calcext:value-type="float">
            <text:p>2.6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 office:value-type="float" office:value="2.63020176010627" calcext:value-type="float">
            <text:p>2.6302017601</text:p>
          </table:table-cell>
          <table:table-cell/>
          <table:table-cell table:style-name="ce3" office:value-type="float" office:value="1.00000000000002" calcext:value-type="float">
            <text:p>1</text:p>
          </table:table-cell>
          <table:table-cell table:style-name="ce3" office:value-type="float" office:value="0.0000000000000608402217494586" calcext:value-type="float">
            <text:p>6.08402217494586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36]/[.O36]" office:value-type="float" office:value="0.999999999999939" calcext:value-type="float">
            <text:p>1</text:p>
          </table:table-cell>
          <table:table-cell table:formula="of:=[.M36]-[.O36]" office:value-type="float" office:value="-0.000000000000159872115546023" calcext:value-type="float">
            <text:p>-1.60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8.07590528693087E-027" calcext:value-type="float">
            <text:p>8.07590528693087E-02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8.07590528693087E-027" calcext:value-type="float">
            <text:p>-8.07590528693087E-02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37]/[.O37]" office:value-type="float" office:value="0.0800274648377826" calcext:value-type="float">
            <text:p>0.0800274648</text:p>
          </table:table-cell>
          <table:table-cell table:formula="of:=[.M37]-[.O37]" office:value-type="float" office:value="-9.28382659079321E-026" calcext:value-type="float">
            <text:p>-9.28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0.0000000000659533832725612" calcext:value-type="float">
            <text:p>-6.59533832725612E-011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0.0000000000659533832725612" calcext:value-type="float">
            <text:p>6.59533832725612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38]/[.O38]" office:value-type="float" office:value="0.0826247969331666" calcext:value-type="float">
            <text:p>0.0826247969</text:p>
          </table:table-cell>
          <table:table-cell table:formula="of:=[.M38]-[.O38]" office:value-type="float" office:value="0.000000000732274094683112" calcext:value-type="float">
            <text:p>7.32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8533" calcext:value-type="float">
            <text:p>3853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808524902" calcext:value-type="float">
            <text:p>3483.038085249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3483.03808524902" calcext:value-type="float">
            <text:p>3483.0380852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808524897" calcext:value-type="float">
            <text:p>3483.038085249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.0000000714347876619631" calcext:value-type="float">
            <text:p>7.14347876619631E-008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.0000000714347876619631" calcext:value-type="float">
            <text:p>7.1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20176010633" calcext:value-type="float">
            <text:p>2.6302017601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2.63020176010633" calcext:value-type="float">
            <text:p>2.63020176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20176010709" calcext:value-type="float">
            <text:p>2.6302017601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000000237613251042458" calcext:value-type="float">
            <text:p>2.37613251042458E-009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.00000000237613251042458" calcext:value-type="float">
            <text:p>2.3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3483.03808524903" calcext:value-type="float">
            <text:p>3483.038085249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3483.03808524903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.69264927591407E-025" calcext:value-type="float">
            <text:p>2.69264927591407E-025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.69264927591407E-025" calcext:value-type="float">
            <text:p>-2.6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0219934421490933" calcext:value-type="float">
            <text:p>-2.19934421490933E-009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0219934421490933" calcext:value-type="float">
            <text:p>2.2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2.63020176010627" calcext:value-type="float">
            <text:p>2.6302017601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2.63020176010627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8.07590528693087E-027" calcext:value-type="float">
            <text:p>8.07590528693087E-027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8.07590528693087E-027" calcext:value-type="float">
            <text:p>-8.0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0659533832725612" calcext:value-type="float">
            <text:p>-6.59533832725612E-011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0659533832725612" calcext:value-type="float">
            <text:p>6.6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3483.03808524901" calcext:value-type="float">
            <text:p>3483.038085249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3483.03808524901" calcext:value-type="float">
            <text:p>-3.4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.38267666644294E-025" calcext:value-type="float">
            <text:p>6.38267666644294E-02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.38267666644294E-025" calcext:value-type="float">
            <text:p>-6.38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00482488269786853" calcext:value-type="float">
            <text:p>-4.82488269786853E-009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00482488269786853" calcext:value-type="float">
            <text:p>4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2.63020176010643" calcext:value-type="float">
            <text:p>2.6302017601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2.63020176010643" calcext:value-type="float">
            <text:p>-2.63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00914171194863E-025" calcext:value-type="float">
            <text:p>1.00914171194863E-025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00914171194863E-025" calcext:value-type="float">
            <text:p>-1.01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798227477955673" calcext:value-type="float">
            <text:p>-7.98227477955673E-010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0798227477955673" calcext:value-type="float">
            <text:p>7.98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5:22:29.451973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8T15:23:23.835895184</dc:date>
    <dc:creator>Stacha Petrovic</dc:creator>
    <meta:editing-duration>P9DT14H21M16S</meta:editing-duration>
    <meta:editing-cycles>324</meta:editing-cycles>
    <meta:document-statistic meta:table-count="4" meta:cell-count="1678" meta:object-count="0"/>
    <meta:user-defined meta:name="qrichtext">1</meta:user-defined>
  </office:meta>
</office:document-meta>
</file>